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5.635625cm" style:use-optimal-column-width="true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5.97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l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a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saltarás la va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r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n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barrerás la can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izz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nz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értig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end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eche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filad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el afilad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l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u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olpearás el mu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nf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mátic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c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mpa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op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ristal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v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ch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lavarás el coch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mp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icicle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el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eb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vez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beberás una infusi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ca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];&quot;l&quot;);&quot;l&quot;;&quot;b&quot;)" table:style-name="ce1">
            <text:p>b</text:p>
          </table:table-cell>
          <table:table-cell table:number-columns-repeated="16365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cend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elevis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encenderás el televis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apato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ragu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sume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remall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la cremall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number-rows-repeated="1048570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ñ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rtarás la leñ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nz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rtarás la manz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lav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rtarás un clav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izcoch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ques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rtil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pin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tuli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imient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dred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doblarás el edred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p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tirarás el <text:s/>pap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l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doblarás la man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ñ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halec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éter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bec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al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t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limpiarás las bot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pi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limpiarás la repi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zote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intarás la azote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ñ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uch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sia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uebl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lc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af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uacat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elarás el aguacat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áta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elarás el pláta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bo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elarás la calabaz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2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cahuet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aranj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pay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p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stañ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áb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lancharás la sáb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ntal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lancharás el pantal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raj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lgarás el traj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lus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nte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3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ba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ald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sti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llet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jardí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regarás el jardí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erani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regarás el gerani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ésped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regarás el cultiv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redad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lor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ole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4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t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servirás el post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l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servirás el fl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sala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servirás la ensala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id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la sid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ch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mpanad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um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jam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ar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ragu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brirás el paragu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5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anic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brirás el abanic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or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brirás el buz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rif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n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tel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jau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hampá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ar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errarás el <text:s/>tar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lete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errarás el malete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6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ob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romperás el sob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nt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iambr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fr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rmari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nda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nce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sume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piarás el resume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piarás la ca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dacci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piarás la figu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7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ta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ras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cument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nform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ibuj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mai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gami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guardarás el pergami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arj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guardarás la tarj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ítu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el títu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n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8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casin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uzzl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gador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aj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stili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pretarás la plastili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onj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pretarás la esponj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rn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tirarás el torn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art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pretarás el acelerad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uerc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9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ec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os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u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lígraf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garrarás el bolígraf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línex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garrarás un clínex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ro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garrarás la bro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o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tirarás la ro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7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cad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8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rt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09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v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0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lotador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1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lav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2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apat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tarás los <text:s/>zapat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3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tarás el barc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4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ndali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5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don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office:string-value="l" table:formula="of:=IF(EXACT([.Q116];&quot;l&quot;);&quot;l&quot;;&quot;b&quot;)" table:style-name="ce1">
            <text:p>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rtarás el p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17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st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rtarás el past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18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mat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19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chug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0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in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1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lcetine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doblarás los calcetine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2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oli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3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illet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4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an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limpiarás la baran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5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ej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6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7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j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venderás los aj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8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29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ndari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0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ermud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lancharás las bermud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1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ñue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lancharás el albornoz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2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mis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3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osa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regarás el rosa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4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ue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regarás la hue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5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erani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6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t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7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orquíde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8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ld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servirás el asad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39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uche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0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sca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1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av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brirás la gav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2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v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la nev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3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nta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4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quipaj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5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uch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6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epósit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7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o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errarás la o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8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ú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49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tuch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0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chi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guardarás la mochi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1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otografí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tirarás la fotografí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2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ápiz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3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ntill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4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5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ñ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piarás la viñ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6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ira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piarás una fle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7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irecci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8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em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59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mb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pretarás el bomb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0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t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pretarás el bot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1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ndaj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2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ijer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filarás las tijer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3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nede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4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sc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5];&quot;l&quot;);&quot;l&quot;;&quot;b&quot;)" table:style-name="ce1">
            <text:p>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me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office:string-value="b" table:formula="of:=IF(EXACT([.Q166];&quot;l&quot;);&quot;l&quot;;&quot;b&quot;)" table:style-name="ce1">
            <text:p>b</text:p>
          </table:table-cell>
          <table:table-cell table:number-columns-repeated="16365"/>
        </table:table-row>
        <table:table-row table:number-rows-repeated="10484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Titus</meta:initial-creator>
    <dc:creator>Titus</dc:creator>
    <meta:creation-date>2016-08-03T07:26:37Z</meta:creation-date>
    <dc:date>2016-08-03T07:44:44Z</dc:date>
  </office:meta>
</office:document-meta>
</file>